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Heading">
      <style:text-properties fo:language="ru" fo:country="RU"/>
    </style:style>
    <style:style style:name="P8" style:family="paragraph" style:parent-style-name="Table_20_Heading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ни держат <text:span text:style-name="T1">H=31kHz / V=</text:span>48.8<text:span text:style-name="T1">Hz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7">Марка/модель</text:p>
            </table:table-cell>
            <table:table-cell table:style-name="Таблица1.A1" office:value-type="string">
              <text:p text:style-name="P8">Тип</text:p>
            </table:table-cell>
            <table:table-cell table:style-name="Таблица1.A1" office:value-type="string">
              <text:p text:style-name="P8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2">{<text:span text:style-name="T2">Савелий, отпишись!</text:span>}</text:p>
          </table:table-cell>
        </table:table-row>
        <table:table-row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.50 kHz</text:p>
            <text:p text:style-name="P3">V: 50...12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>
          <table:table-cell table:style-name="Таблица1.A2" office:value-type="string">
            <text:p text:style-name="P2">Samsung SyncMaster <text:span text:style-name="T2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.96 kHz</text:p>
            <text:p text:style-name="P3">V: 50...16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>(не указано)</text:p>
          </table:table-cell>
          <table:table-cell table:style-name="Таблица1.D2" office:value-type="string">
            <text:p text:style-name="P5">Изображение — «4 с минусом». Нет ручной настройки фазы пикселей, автомат «промахивается» (при <text:span text:style-name="T1">pixelclock</text:span>=<text:span text:style-name="T1">14MHz).</text:span></text:p>
            <text:p text:style-name="P5">Это бюджетный монитор-телевизор, но имеются входы Композит/<text:span text:style-name="T1">S-Video/SCART-RBG.</text:span></text:p>
            <text:p text:style-name="P5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0$Win32 OpenOffice.org_project/300m9$Build-9358</meta:generator>
    <meta:document-statistic meta:table-count="1" meta:image-count="0" meta:object-count="0" meta:page-count="1" meta:paragraph-count="33" meta:word-count="123" meta:character-count="851"/>
    <meta:user-defined meta:name="Поле 1"/>
    <meta:user-defined meta:name="Поле 2"/>
    <meta:user-defined meta:name="Поле 3"/>
    <meta:user-defined meta:name="Поле 4"/>
  </office:meta>
</office:document-meta>
</file>